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Symbol" svg:font-family="Symbol"/>
    <style:font-face style:name="FreeSans1" svg:font-family="FreeSans" style:font-family-generic="swiss"/>
    <style:font-face style:name="Liberation Serif" svg:font-family="'Liberation Serif'" style:font-family-generic="roman" style:font-pitch="variable"/>
    <style:font-face style:name="New York1" svg:font-family="'New York'"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055cm" table:align="left" style:writing-mode="lr-tb"/>
    </style:style>
    <style:style style:name="Tableau1.A" style:family="table-column">
      <style:table-column-properties style:column-width="2.489cm"/>
    </style:style>
    <style:style style:name="Tableau1.B" style:family="table-column">
      <style:table-column-properties style:column-width="1.182cm"/>
    </style:style>
    <style:style style:name="Tableau1.O" style:family="table-column">
      <style:table-column-properties style:column-width="1.203cm"/>
    </style:style>
    <style:style style:name="Tableau1.1" style:family="table-row">
      <style:table-row-properties fo:keep-together="auto"/>
    </style:style>
    <style:style style:name="Tableau1.A1" style:family="table-cell">
      <style:table-cell-properties style:vertical-align="top" fo:padding="0.097cm" fo:border-left="0.1pt solid #000000" fo:border-right="none" fo:border-top="0.1pt solid #000000" fo:border-bottom="0.1pt solid #000000" style:writing-mode="lr-tb"/>
    </style:style>
    <style:style style:name="Tableau1.B1" style:family="table-cell">
      <style:table-cell-properties style:vertical-align="middle" fo:padding="0.097cm" fo:border-left="0.1pt solid #000000" fo:border-right="none" fo:border-top="0.1pt solid #000000" fo:border-bottom="0.1pt solid #000000" style:writing-mode="lr-tb"/>
    </style:style>
    <style:style style:name="Tableau1.O1" style:family="table-cell">
      <style:table-cell-properties style:vertical-align="middle" fo:padding="0.097cm" fo:border="0.1pt solid #000000" style:writing-mode="lr-tb"/>
    </style:style>
    <style:style style:name="Tableau1.A2" style:family="table-cell">
      <style:table-cell-properties style:vertical-align="top" fo:padding="0.097cm" fo:border-left="0.1pt solid #000000" fo:border-right="none" fo:border-top="none" fo:border-bottom="0.1pt solid #000000" style:writing-mode="lr-tb"/>
    </style:style>
    <style:style style:name="Tableau1.O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fo:line-height="0.494cm" fo:text-align="justify" style:justify-single-word="false" fo:orphans="0" fo:widows="0">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none" fo:font-weight="normal" officeooo:paragraph-rsid="000bd315"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normal"/>
    </style:style>
    <style:style style:name="P2" style:family="paragraph" style:parent-style-name="Standard">
      <style:paragraph-properties fo:text-align="justify" style:justify-single-word="false"/>
      <style:text-properties officeooo:paragraph-rsid="000bd315"/>
    </style:style>
    <style:style style:name="P3" style:family="paragraph" style:parent-style-name="Standard">
      <style:paragraph-properties fo:margin-left="0.503cm" fo:margin-right="0cm" fo:text-align="center" style:justify-single-word="false" fo:text-indent="0cm" style:auto-text-indent="false"/>
      <style:text-properties style:use-window-font-color="true" fo:font-size="12pt" fo:language="en" fo:country="US" style:text-underline-style="solid" style:text-underline-width="auto" style:text-underline-color="font-color" fo:font-weight="normal" officeooo:paragraph-rsid="000bd315"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P4" style:family="paragraph" style:parent-style-name="Standard">
      <style:paragraph-properties fo:margin-left="0.503cm" fo:margin-right="0cm" fo:text-align="justify" style:justify-single-word="false" fo:text-indent="0cm" style:auto-text-indent="false"/>
      <style:text-properties style:use-window-font-color="true" fo:font-size="12pt" fo:language="en" fo:country="US" style:text-underline-style="none" fo:font-weight="normal" officeooo:paragraph-rsid="000bd315"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P5"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6"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style:text-underline-style="solid" style:text-underline-width="auto" style:text-underline-color="font-color" fo:font-weight="bold" officeooo:paragraph-rsid="000bd315" style:font-name-asian="Times New Roman" style:font-size-asian="12pt" style:language-asian="zxx" style:country-asian="none" style:font-weight-asian="bold" style:font-name-complex="New York" style:font-size-complex="10pt" style:language-complex="ar" style:country-complex="SA" style:font-weight-complex="bold"/>
    </style:style>
    <style:style style:name="P7"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style:text-underline-style="none" fo:font-weight="normal" officeooo:paragraph-rsid="000bd315"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P8"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officeooo:paragraph-rsid="000bd315" style:font-name-asian="Times New Roman" style:font-size-asian="12pt" style:language-asian="zxx" style:country-asian="none" style:font-name-complex="New York" style:font-size-complex="10pt" style:language-complex="ar" style:country-complex="SA"/>
    </style:style>
    <style:style style:name="P9" style:family="paragraph" style:parent-style-name="Standard">
      <style:paragraph-properties fo:margin-left="0.503cm" fo:margin-right="0cm" fo:text-align="justify" style:justify-single-word="false" fo:text-indent="0cm" style:auto-text-indent="false"/>
      <style:text-properties style:use-window-font-color="true" fo:font-size="12pt" fo:language="fr" fo:country="FR" officeooo:paragraph-rsid="000bd315" style:font-name-asian="Times New Roman" style:font-size-asian="12pt" style:language-asian="zxx" style:country-asian="none" style:font-name-complex="New York" style:font-size-complex="12pt" style:language-complex="ar" style:country-complex="SA"/>
    </style:style>
    <style:style style:name="P10" style:family="paragraph" style:parent-style-name="Standard">
      <style:paragraph-properties fo:margin-left="0.503cm" fo:margin-right="0cm" fo:text-align="justify" style:justify-single-word="false" fo:text-indent="0cm" style:auto-text-indent="false">
        <style:tab-stops>
          <style:tab-stop style:position="0.926cm"/>
        </style:tab-stops>
      </style:paragraph-properties>
      <style:text-properties officeooo:paragraph-rsid="000bd315"/>
    </style:style>
    <style:style style:name="P11" style:family="paragraph" style:parent-style-name="Standard">
      <style:paragraph-properties fo:margin-left="0.503cm" fo:margin-right="0cm" fo:text-align="justify" style:justify-single-word="false" fo:text-indent="0cm" style:auto-text-indent="false"/>
      <style:text-properties officeooo:paragraph-rsid="000bd315"/>
    </style:style>
    <style:style style:name="P12" style:family="paragraph" style:parent-style-name="Standard">
      <style:paragraph-properties fo:margin-left="0.503cm" fo:margin-right="0cm" fo:text-align="justify" style:justify-single-word="false" fo:text-indent="0cm" style:auto-text-indent="false"/>
      <style:text-properties fo:color="#0000ff" fo:font-size="12pt" fo:language="fr" fo:country="FR" officeooo:paragraph-rsid="000bd315" style:font-name-asian="Times New Roman" style:font-size-asian="12pt" style:language-asian="zxx" style:country-asian="none" style:font-name-complex="New York" style:font-size-complex="10pt" style:language-complex="ar" style:country-complex="SA"/>
    </style:style>
    <style:style style:name="P13" style:family="paragraph" style:parent-style-name="Standard">
      <style:paragraph-properties fo:margin-left="0.503cm" fo:margin-right="0cm" fo:text-align="justify" style:justify-single-word="false" fo:text-indent="0cm" style:auto-text-indent="false"/>
      <style:text-properties fo:font-size="12pt" officeooo:paragraph-rsid="000bd315" style:font-size-asian="12pt" style:language-asian="zxx" style:country-asian="none" style:font-name-complex="New York1"/>
    </style:style>
    <style:style style:name="P14" style:family="paragraph" style:parent-style-name="Table_20_Contents">
      <style:paragraph-properties fo:text-align="center" style:justify-single-word="false"/>
      <style:text-properties style:text-underline-style="solid" style:text-underline-width="auto" style:text-underline-color="font-color" officeooo:paragraph-rsid="000bd315"/>
    </style:style>
    <style:style style:name="P15" style:family="paragraph" style:parent-style-name="Table_20_Contents">
      <style:text-properties officeooo:paragraph-rsid="000bd315"/>
    </style:style>
    <style:style style:name="P16"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fo:font-size="12pt" fo:language="fr" fo:country="FR" officeooo:paragraph-rsid="000bd315" style:font-name-asian="Times New Roman" style:font-size-asian="12pt" style:language-asian="zxx" style:country-asian="none" style:font-name-complex="New York" style:font-size-complex="10pt" style:language-complex="ar" style:country-complex="SA"/>
    </style:style>
    <style:style style:name="P18" style:family="paragraph" style:parent-style-name="Standard">
      <style:paragraph-properties fo:margin-left="0cm" fo:margin-right="0cm" fo:text-align="justify" style:justify-single-word="false" fo:text-indent="0cm" style:auto-text-indent="false"/>
      <style:text-properties fo:font-size="12pt" officeooo:paragraph-rsid="000bd315" style:font-size-asian="12pt" style:language-asian="zxx" style:country-asian="none" style:font-name-complex="New York1"/>
    </style:style>
    <style:style style:name="P19" style:family="paragraph" style:parent-style-name="Standard">
      <style:paragraph-properties fo:margin-left="0.529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 style:font-size-complex="12pt" style:language-complex="ar" style:country-complex="SA" style:font-style-complex="normal" style:font-weight-complex="normal"/>
    </style:style>
    <style:style style:name="P20" style:family="paragraph" style:parent-style-name="Standard" style:list-style-name="WW8Num3">
      <style:paragraph-properties fo:text-align="justify" style:justify-single-word="false"/>
      <style:text-properties officeooo:paragraph-rsid="000c7106"/>
    </style:style>
    <style:style style:name="P21" style:family="paragraph" style:parent-style-name="Standard">
      <style:paragraph-properties fo:text-align="justify" style:justify-single-word="false"/>
      <style:text-properties officeooo:paragraph-rsid="000c7106"/>
    </style:style>
    <style:style style:name="P22" style:family="paragraph" style:parent-style-name="Standard" style:list-style-name="WW8Num4">
      <style:paragraph-properties fo:text-align="justify" style:justify-single-word="false"/>
      <style:text-properties officeooo:paragraph-rsid="000c7106"/>
    </style:style>
    <style:style style:name="P23" style:family="paragraph" style:parent-style-name="Standard">
      <style:paragraph-properties fo:text-align="justify" style:justify-single-word="false"/>
      <style:text-properties style:use-window-font-color="true" style:font-name="Times New Roman" fo:font-size="12pt" fo:language="en" fo:country="US" fo:font-style="normal" style:text-underline-style="solid" style:text-underline-width="auto" style:text-underline-color="font-color" fo:font-weight="bold" officeooo:rsid="000a8b44" officeooo:paragraph-rsid="000c7106"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24" style:family="paragraph" style:parent-style-name="Standard" style:list-style-name="WW8Num2">
      <style:paragraph-properties fo:margin-left="2.778cm" fo:margin-right="0cm" fo:text-align="justify" style:justify-single-word="false" fo:text-indent="-2.275cm" style:auto-text-indent="false">
        <style:tab-stops>
          <style:tab-stop style:position="0.926cm"/>
        </style:tab-stops>
      </style:paragraph-properties>
      <style:text-properties officeooo:paragraph-rsid="000bd315"/>
    </style:style>
    <style:style style:name="P25" style:family="paragraph" style:parent-style-name="Standard" style:list-style-name="WW8Num2">
      <style:paragraph-properties fo:margin-left="0.503cm" fo:margin-right="0cm" fo:text-align="justify" style:justify-single-word="false" fo:text-indent="0cm" style:auto-text-indent="false"/>
      <style:text-properties officeooo:paragraph-rsid="000bd315"/>
    </style:style>
    <style:style style:name="P26"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a8b44" officeooo:paragraph-rsid="000bd315"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27"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 style:font-size-complex="12pt" style:language-complex="ar" style:country-complex="SA" style:font-style-complex="normal" style:font-weight-complex="normal"/>
    </style:style>
    <style:style style:name="P28" style:family="paragraph" style:parent-style-name="Standard">
      <style:paragraph-properties fo:margin-left="0.503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style:font-name="Times New Roman"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Standard" style:list-style-name="WW8Num3">
      <style:paragraph-properties fo:margin-left="0.503cm" fo:margin-right="0cm" fo:text-align="justify" style:justify-single-word="false" fo:text-indent="0cm" style:auto-text-indent="false"/>
      <style:text-properties style:use-window-font-color="true" style:font-name="Times New Roman" fo:font-size="12pt" fo:language="en" fo:country="US" fo:font-style="normal" style:text-underline-style="none" fo:font-weight="normal" officeooo:rsid="000a8b44" officeooo:paragraph-rsid="000c7106"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Standard">
      <style:paragraph-properties fo:margin-left="0.503cm" fo:margin-right="0cm" fo:text-align="justify" style:justify-single-word="false" fo:text-indent="0cm" style:auto-text-indent="false"/>
      <style:text-properties fo:font-size="12pt" officeooo:paragraph-rsid="000bd315" style:font-size-asian="12pt" style:language-asian="zxx" style:country-asian="none" style:font-name-complex="New York1"/>
    </style:style>
    <style:style style:name="P31" style:family="paragraph" style:parent-style-name="Standard" style:list-style-name="WW8Num3">
      <style:paragraph-properties fo:margin-left="0.503cm" fo:margin-right="0cm" fo:text-align="justify" style:justify-single-word="false" fo:text-indent="0cm" style:auto-text-indent="false"/>
      <style:text-properties fo:font-size="12pt" officeooo:paragraph-rsid="000bd315" style:font-size-asian="12pt" style:language-asian="zxx" style:country-asian="none" style:font-name-complex="New York1"/>
    </style:style>
    <style:style style:name="P32"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bd315" officeooo:paragraph-rsid="000bd315"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33"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solid" style:text-underline-width="auto" style:text-underline-color="font-color" fo:font-weight="bold" officeooo:rsid="000bd315" officeooo:paragraph-rsid="000bd315"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bold"/>
    </style:style>
    <style:style style:name="P34"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normal"/>
    </style:style>
    <style:style style:name="P35"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bold"/>
    </style:style>
    <style:style style:name="P36"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en" fo:country="US" style:text-underline-style="solid" style:text-underline-width="auto" style:text-underline-color="font-color" fo:font-weight="bold" officeooo:paragraph-rsid="000a8b44" style:font-name-asian="Times New Roman" style:font-size-asian="12pt" style:language-asian="zxx" style:country-asian="none" style:font-weight-asian="bold" style:font-name-complex="New York" style:font-size-complex="10pt" style:language-complex="ar" style:country-complex="SA" style:font-weight-complex="normal"/>
    </style:style>
    <style:style style:name="P37"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style:font-name="Times New Roman"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bold"/>
    </style:style>
    <style:style style:name="P38" style:family="paragraph" style:parent-style-name="Standard">
      <style:paragraph-properties fo:margin-left="0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style:font-name="Times New Roman" fo:font-size="12pt" fo:language="en" fo:country="US" fo:font-style="normal" style:text-underline-style="solid" style:text-underline-width="auto" style:text-underline-color="font-color" fo:font-weight="bold" officeooo:rsid="000a8b44" officeooo:paragraph-rsid="000c7106"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normal"/>
    </style:style>
    <style:style style:name="P39" style:family="paragraph" style:parent-style-name="Standard">
      <style:paragraph-properties fo:margin-left="0.529cm" fo:margin-right="0cm" fo:line-height="0.494cm" fo:text-align="justify" style:justify-single-word="false" fo:orphans="0" fo:widows="0" fo:text-indent="0cm" style:auto-text-indent="false">
        <style:tab-stops>
          <style:tab-stop style:position="4.48cm"/>
          <style:tab-stop style:position="16.002cm"/>
          <style:tab-stop style:position="16.332cm"/>
        </style:tab-stops>
      </style:paragraph-properties>
      <style:text-properties style:use-window-font-color="true" fo:font-size="12pt" fo:language="fr" fo:country="FR" fo:font-style="normal" style:text-underline-style="none" fo:font-weight="normal" officeooo:rsid="000bd315" officeooo:paragraph-rsid="000bd315" style:font-name-asian="Times New Roman" style:font-size-asian="12pt" style:language-asian="zxx" style:country-asian="none" style:font-style-asian="normal" style:font-weight-asian="normal" style:font-name-complex="New York" style:font-size-complex="10pt" style:language-complex="ar" style:country-complex="SA"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language="en" fo:country="US" fo:font-style="normal" style:text-underline-style="none" fo:font-weight="normal" officeooo:rsid="000a8b44" officeooo:paragraph-rsid="000c7106" style:font-name-asian="Times New Roman" style:font-size-asian="12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Table_20_Contents">
      <style:paragraph-properties style:snap-to-layout-grid="false"/>
      <style:text-properties officeooo:paragraph-rsid="000c7106"/>
    </style:style>
    <style:style style:name="T1" style:family="text">
      <style:text-properties officeooo:rsid="000a8b44"/>
    </style:style>
    <style:style style:name="T2" style:family="text">
      <style:text-properties fo:font-style="italic" style:font-style-asian="italic" style:font-style-complex="italic"/>
    </style:style>
    <style:style style:name="T3" style:family="text">
      <style:text-properties fo:font-style="italic" style:text-underline-style="none" fo:font-weight="normal" officeooo:rsid="000bd315" style:font-style-asian="italic" style:font-weight-asian="normal" style:font-size-complex="10pt" style:font-style-complex="italic"/>
    </style:style>
    <style:style style:name="T4" style:family="text">
      <style:text-properties style:use-window-font-color="true" fo:font-size="12pt" fo:language="en" fo:country="US" style:text-underline-style="none" fo:font-weight="normal"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T5" style:family="text">
      <style:text-properties style:use-window-font-color="true" fo:font-size="12pt" fo:language="fr" fo:country="FR" fo:font-style="italic" style:font-name-asian="Times New Roman" style:font-size-asian="12pt" style:language-asian="zxx" style:country-asian="none" style:font-style-asian="italic" style:font-name-complex="New York" style:font-size-complex="10pt" style:language-complex="ar" style:country-complex="SA" style:font-style-complex="italic"/>
    </style:style>
    <style:style style:name="T6" style:family="text">
      <style:text-properties style:use-window-font-color="true" fo:font-size="12pt" fo:language="fr" fo:country="FR" fo:font-style="italic" style:text-underline-style="none" fo:font-weight="normal" style:font-name-asian="Times New Roman" style:font-size-asian="12pt" style:language-asian="zxx" style:country-asian="none" style:font-style-asian="italic" style:font-weight-asian="normal" style:font-name-complex="New York" style:font-size-complex="10pt" style:language-complex="ar" style:country-complex="SA" style:font-style-complex="italic" style:font-weight-complex="normal"/>
    </style:style>
    <style:style style:name="T7" style:family="text">
      <style:text-properties style:use-window-font-color="true" fo:font-size="12pt" fo:language="fr" fo:country="FR" fo:font-style="italic" style:text-underline-style="none" fo:font-weight="normal" style:font-name-asian="Times" style:font-size-asian="12pt" style:language-asian="zxx" style:country-asian="none" style:font-style-asian="italic" style:font-weight-asian="normal" style:font-name-complex="Times" style:font-size-complex="10pt" style:language-complex="ar" style:country-complex="SA" style:font-style-complex="italic" style:font-weight-complex="normal"/>
    </style:style>
    <style:style style:name="T8" style:family="text">
      <style:text-properties style:use-window-font-color="true" fo:font-size="12pt" fo:language="fr" fo:country="FR" fo:font-style="italic" style:text-underline-style="none" fo:font-weight="normal" style:font-size-asian="12pt" style:language-asian="zxx" style:country-asian="none" style:font-style-asian="italic" style:font-weight-asian="normal" style:font-size-complex="10pt" style:language-complex="ar" style:country-complex="SA" style:font-style-complex="italic" style:font-weight-complex="normal"/>
    </style:style>
    <style:style style:name="T9" style:family="text">
      <style:text-properties style:use-window-font-color="true" fo:font-size="12pt" fo:language="fr" fo:country="FR" fo:font-style="italic" style:font-name-asian="Times New Roman" style:font-size-asian="12pt" style:language-asian="zxx" style:country-asian="none" style:font-style-asian="italic" style:font-name-complex="New York" style:font-size-complex="10pt" style:language-complex="ar" style:country-complex="SA" style:font-style-complex="italic"/>
    </style:style>
    <style:style style:name="T10" style:family="text">
      <style:text-properties style:use-window-font-color="true" fo:font-size="12pt" fo:language="fr" fo:country="FR" style:font-name-asian="Times New Roman" style:font-size-asian="12pt" style:language-asian="zxx" style:country-asian="none" style:font-name-complex="New York" style:font-size-complex="10pt" style:language-complex="ar" style:country-complex="SA"/>
    </style:style>
    <style:style style:name="T11" style:family="text">
      <style:text-properties style:use-window-font-color="true" fo:font-size="12pt" fo:language="fr" fo:country="FR" style:text-underline-style="none" fo:font-weight="normal" style:font-size-asian="12pt" style:language-asian="zxx" style:country-asian="none" style:font-weight-asian="normal" style:font-size-complex="10pt" style:language-complex="ar" style:country-complex="SA" style:font-weight-complex="normal"/>
    </style:style>
    <style:style style:name="T12" style:family="text">
      <style:text-properties style:use-window-font-color="true" fo:font-size="12pt" fo:language="fr" fo:country="FR" style:text-underline-style="none" fo:font-weight="normal" style:font-name-asian="Times New Roman" style:font-size-asian="12pt" style:language-asian="zxx" style:country-asian="none" style:font-weight-asian="normal" style:font-name-complex="New York" style:font-size-complex="10pt" style:language-complex="ar" style:country-complex="SA" style:font-weight-complex="normal"/>
    </style:style>
    <style:style style:name="T13" style:family="text">
      <style:text-properties style:use-window-font-color="true" fo:font-size="12pt" fo:language="fr" fo:country="FR" style:text-underline-style="none" fo:font-weight="normal" style:font-name-asian="Times" style:font-size-asian="12pt" style:language-asian="zxx" style:country-asian="none" style:font-weight-asian="normal" style:font-name-complex="Times" style:font-size-complex="10pt" style:language-complex="ar" style:country-complex="SA" style:font-weight-complex="normal"/>
    </style:style>
    <style:style style:name="T14" style:family="text">
      <style:text-properties style:use-window-font-color="true" fo:font-size="12pt" fo:language="fr" fo:country="FR" fo:font-weight="bold" style:font-name-asian="Times New Roman" style:font-size-asian="12pt" style:language-asian="zxx" style:country-asian="none" style:font-weight-asian="bold" style:font-name-complex="New York" style:font-size-complex="10pt" style:language-complex="ar" style:country-complex="SA" style:font-weight-complex="bold"/>
    </style:style>
    <style:style style:name="T15" style:family="text">
      <style:text-properties style:use-window-font-color="true" fo:font-size="12pt" fo:language="fr" fo:country="FR" fo:font-style="normal" fo:font-weight="bold" style:font-name-asian="Times New Roman" style:font-size-asian="12pt" style:language-asian="zxx" style:country-asian="none" style:font-style-asian="normal" style:font-weight-asian="bold" style:font-name-complex="New York" style:font-size-complex="10pt" style:language-complex="ar" style:country-complex="SA" style:font-style-complex="normal" style:font-weight-complex="bold"/>
    </style:style>
    <style:style style:name="T16" style:family="text">
      <style:text-properties style:use-window-font-color="true" fo:font-size="12pt" fo:language="fr" fo:country="FR" fo:font-style="normal" style:font-name-asian="Times New Roman" style:font-size-asian="12pt" style:language-asian="zxx" style:country-asian="none" style:font-style-asian="normal" style:font-name-complex="New York" style:font-size-complex="10pt" style:language-complex="ar" style:country-complex="SA" style:font-style-complex="normal"/>
    </style:style>
    <style:style style:name="T17" style:family="text">
      <style:text-properties style:use-window-font-color="true" fo:font-size="12pt" fo:language="fr" fo:country="FR" style:font-name-asian="Times New Roman" style:font-size-asian="12pt" style:language-asian="zxx" style:country-asian="none" style:font-name-complex="New York" style:font-size-complex="10pt" style:language-complex="ar" style:country-complex="SA"/>
    </style:style>
    <style:style style:name="T18" style:family="text">
      <style:text-properties officeooo:rsid="000bd315"/>
    </style:style>
    <style:style style:name="T19" style:family="text">
      <style:text-properties fo:language="fr" fo:country="FR"/>
    </style:style>
    <style:style style:name="T20" style:family="text">
      <style:text-properties fo:language="fr" fo:country="FR" style:font-name-asian="Times New Roman" style:font-name-complex="New York"/>
    </style:style>
    <style:style style:name="T21" style:family="text">
      <style:text-properties fo:language="fr" fo:country="FR" style:font-name-asian="Times" style:font-name-complex="Times"/>
    </style:style>
    <style:style style:name="T22" style:family="text">
      <style:text-properties fo:language="fr" fo:country="FR" fo:font-style="italic" style:font-name-asian="Times New Roman" style:font-style-asian="italic" style:font-name-complex="New York" style:font-style-complex="italic"/>
    </style:style>
    <style:style style:name="T23" style:family="text">
      <style:text-properties fo:language="fr" fo:country="FR" officeooo:rsid="000bd315"/>
    </style:style>
    <style:style style:name="T24" style:family="text">
      <style:text-properties fo:language="fr" fo:country="FR" style:text-underline-style="none" fo:font-weight="normal" officeooo:rsid="000bd315" style:font-name-asian="Times New Roman" style:font-weight-asian="normal" style:font-name-complex="New York"/>
    </style:style>
    <style:style style:name="T25" style:family="text">
      <style:text-properties fo:language="fr" fo:country="FR" style:text-underline-style="none" fo:font-weight="normal" officeooo:rsid="000bd315" style:font-name-asian="Times" style:font-weight-asian="normal" style:font-name-complex="Times"/>
    </style:style>
    <style:style style:name="T26" style:family="text">
      <style:text-properties fo:language="fr" fo:country="FR" style:text-underline-style="none" fo:font-weight="normal" officeooo:rsid="000bd315" style:font-weight-asian="normal"/>
    </style:style>
    <style:style style:name="T27" style:family="text">
      <style:text-properties fo:language="fr" fo:country="FR" officeooo:rsid="000bd315" style:font-name-complex="New York1"/>
    </style:style>
    <style:style style:name="T28" style:family="text">
      <style:text-properties fo:language="fr" fo:country="FR" fo:font-weight="bold" officeooo:rsid="000bd315" style:font-name-asian="Times New Roman" style:font-weight-asian="bold" style:font-name-complex="New York" style:font-weight-complex="bold"/>
    </style:style>
    <style:style style:name="T29" style:family="text">
      <style:text-properties fo:language="fr" fo:country="FR" officeooo:rsid="000bd315" style:font-name-asian="Times New Roman" style:font-name-complex="New York"/>
    </style:style>
    <style:style style:name="T30" style:family="text">
      <style:text-properties fo:language="fr" fo:country="FR" officeooo:rsid="000c7106" style:font-name-asian="Times New Roman" style:font-name-complex="New York"/>
    </style:style>
    <style:style style:name="T31" style:family="text">
      <style:text-properties style:font-name-asian="Times" style:font-name-complex="Times"/>
    </style:style>
    <style:style style:name="T32" style:family="text">
      <style:text-properties style:text-underline-style="none" fo:font-weight="normal" officeooo:rsid="000bd315" style:font-weight-asian="normal" style:font-size-complex="10pt"/>
    </style:style>
    <style:style style:name="T33" style:family="text">
      <style:text-properties fo:font-size="12pt" style:font-size-asian="12pt" style:language-asian="zxx" style:country-asian="none"/>
    </style:style>
    <style:style style:name="T34" style:family="text">
      <style:text-properties fo:font-size="12pt" style:font-size-asian="12pt" style:language-asian="zxx" style:country-asian="none" style:font-name-complex="New York1"/>
    </style:style>
    <style:style style:name="T35" style:family="text">
      <style:text-properties fo:font-size="12pt" style:font-size-asian="12pt" style:language-asian="zxx" style:country-asian="none" style:font-name-complex="Times New Roman"/>
    </style:style>
    <style:style style:name="T36" style:family="text">
      <style:text-properties fo:font-size="12pt" style:text-underline-style="solid" style:text-underline-width="auto" style:text-underline-color="font-color" style:font-size-asian="12pt" style:language-asian="zxx" style:country-asian="none" style:font-name-complex="New York1"/>
    </style:style>
    <style:style style:name="T37" style:family="text">
      <style:text-properties fo:font-weight="bold" style:font-weight-asian="bold" style:font-weight-complex="bold"/>
    </style:style>
    <style:style style:name="T38" style:family="text">
      <style:text-properties style:font-name-asian="Times" style:font-name-complex="Tim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Exercice 1</text:span></text:p>
      <text:p text:style-name="P21">We consider a virtual memory management system which relies on the following structures:</text:p>
      <text:p text:style-name="P21"><text:tab/><text:span text:style-name="T37">mem_addr_t PageTable[NB_PAGE];</text:span></text:p>
      <text:p text:style-name="P21"><text:span text:style-name="T37"><text:tab/>disk_addr_t SwapTable[NB_PAGE];</text:span></text:p>
      <text:p text:style-name="P21">mem_addr_t is an address in memory and disk_addr_t is an address on disk.</text:p>
      <text:p text:style-name="P21">We assume that a page is either in memory or in the swap (on disk), else there's an addressing error.</text:p>
      <text:p text:style-name="P21">PageTable is the page table of the virtual address space we have to manage (we manage only one virtual address space). SwapTable gives for each virtual page its location in the swap if the page was swapped out.</text:p>
      <text:p text:style-name="P21">You have to implement the <text:span text:style-name="T5">void page_fault(int npage) </text:span><text:span text:style-name="T16">procedure which is invoked by the hardware when the </text:span><text:span text:style-name="T5">npage</text:span><text:span text:style-name="T16"> entry in the page table is null.</text:span></text:p>
      <text:p text:style-name="P21"><text:span text:style-name="T16">To implement this procedure, you can use the following procedures (i.e. they are </text:span><text:span text:style-name="T15">available</text:span><text:span text:style-name="T16">, you </text:span><text:span text:style-name="T15">don't have to implement them</text:span><text:span text:style-name="T16">):</text:span></text:p>
      <text:list xml:id="list8129817798371674406" text:style-name="WW8Num3">
        <text:list-item>
          <text:p text:style-name="P20"><text:span text:style-name="T15">void memory_error()</text:span><text:span text:style-name="T16">: have to be called when a memory error is detected.</text:span></text:p>
        </text:list-item>
        <text:list-item>
          <text:p text:style-name="P20"><text:span text:style-name="T15">mem_addr_t memory_alloc()</text:span><text:span text:style-name="T16">: allocate a page in main memory. Return the address of the page in memory, null if memory is full.</text:span></text:p>
        </text:list-item>
        <text:list-item>
          <text:p text:style-name="P20"><text:span text:style-name="T15">int lru_select()</text:span><text:span text:style-name="T16">: select a page for replacement. Return the page number in PageTable. Be carefull, it does not return a page address in memory. The address of the page in memory (which is selected for replacement) has to be fetched from PageTable.</text:span></text:p>
        </text:list-item>
        <text:list-item>
          <text:p text:style-name="P20"><text:span text:style-name="T14">disk_addr_t swap_alloc()</text:span><text:span text:style-name="T10">: allocate a page in the swap. Return the address of this page on disk.</text:span></text:p>
        </text:list-item>
        <text:list-item>
          <text:p text:style-name="P20"><text:span text:style-name="T14">void swap_free(disk_addr_t disk_page)</text:span><text:span text:style-name="T10">: free a page from the swap.</text:span></text:p>
        </text:list-item>
        <text:list-item>
          <text:p text:style-name="P20"><text:span text:style-name="T14">void load_page(</text:span><text:span text:style-name="T15">mem_addr_t mem_page, disk_addr_t disk_page</text:span><text:span text:style-name="T14">)</text:span><text:span text:style-name="T10">: load a page from the swap into a page in memory.</text:span></text:p>
        </text:list-item>
        <text:list-item>
          <text:p text:style-name="P29"><text:span text:style-name="T28">void store_page(mem_addr_t mem_page, disk_addr_t disk_page)</text:span><text:span text:style-name="T29">: store a page from memory into a page in the swap.</text:span></text:p>
        </text:list-item>
      </text:list>
      <text:p text:style-name="P40"><text:span text:style-name="T29"/></text:p>
      <text:p text:style-name="P38"><text:span text:style-name="T29">Exercice </text:span><text:span text:style-name="T30">2</text:span></text:p>
      <text:p text:style-name="P21">We<text:span text:style-name="T31"> </text:span>consider<text:span text:style-name="T31"> </text:span>a<text:span text:style-name="T31"> </text:span>page<text:span text:style-name="T31"> </text:span>replacement<text:span text:style-name="T31"> </text:span>system<text:span text:style-name="T31"> </text:span>for<text:span text:style-name="T31"> </text:span>virtual<text:span text:style-name="T31"> </text:span>memory<text:span text:style-name="T31"> </text:span>management<text:span text:style-name="T31"> </text:span>in<text:span text:style-name="T31"> </text:span>an<text:span text:style-name="T31"> </text:span>operating<text:span text:style-name="T31"> </text:span>system.</text:p>
      <text:p text:style-name="P21">We<text:span text:style-name="T31"> </text:span>assume<text:span text:style-name="T31"> </text:span>that<text:span text:style-name="T31"> </text:span>the<text:span text:style-name="T31"> </text:span>physical<text:span text:style-name="T31"> </text:span>memory<text:span text:style-name="T31"> </text:span>is<text:span text:style-name="T31"> </text:span>composed<text:span text:style-name="T31"> </text:span>of<text:span text:style-name="T31"> </text:span>4<text:span text:style-name="T31"> </text:span>pages.</text:p>
      <text:p text:style-name="P21">The<text:span text:style-name="T31"> </text:span>first<text:span text:style-name="T31"> </text:span>line<text:span text:style-name="T31"> </text:span>of<text:span text:style-name="T31"> </text:span>the<text:span text:style-name="T31"> </text:span>table<text:span text:style-name="T31"> </text:span>below<text:span text:style-name="T31"> </text:span>gives<text:span text:style-name="T31"> </text:span>the<text:span text:style-name="T31"> </text:span>numbers<text:span text:style-name="T31"> </text:span>of<text:span text:style-name="T31"> </text:span>the<text:span text:style-name="T31"> </text:span>virtual<text:span text:style-name="T31"> </text:span>pages<text:span text:style-name="T31"> </text:span>which<text:span text:style-name="T31"> </text:span>are<text:span text:style-name="T31"> </text:span>consecutively<text:span text:style-name="T31"> </text:span>accessed.</text:p>
      <text:p text:style-name="P21">The<text:span text:style-name="T31"> </text:span>first<text:span text:style-name="T31"> </text:span>column<text:span text:style-name="T31"> </text:span>of<text:span text:style-name="T31"> </text:span>the<text:span text:style-name="T31"> </text:span>table<text:span text:style-name="T31"> </text:span>gives<text:span text:style-name="T31"> </text:span>the<text:span text:style-name="T31"> </text:span>physical<text:span text:style-name="T31"> </text:span>page<text:span text:style-name="T31"> </text:span>numbers<text:span text:style-name="T31"> </text:span>associated<text:span text:style-name="T31"> </text:span>with<text:span text:style-name="T31"> </text:span>each<text:span text:style-name="T31"> </text:span>line.</text:p>
      <text:p text:style-name="P21">Physical<text:span text:style-name="T31"> </text:span>pages<text:span text:style-name="T31"> </text:span>are<text:span text:style-name="T31"> </text:span>initally<text:span text:style-name="T31"> </text:span>empty.</text:p>
      <text:p text:style-name="P21">Each<text:span text:style-name="T31"> </text:span>column<text:span text:style-name="T31"> </text:span>corresponds<text:span text:style-name="T31"> </text:span>to<text:span text:style-name="T31"> </text:span>an<text:span text:style-name="T31"> </text:span>access<text:span text:style-name="T31"> </text:span>to<text:span text:style-name="T31"> </text:span>a<text:span text:style-name="T31"> </text:span>virtual<text:span text:style-name="T31"> </text:span>page<text:span text:style-name="T31"> </text:span>and<text:span text:style-name="T31"> </text:span>gives<text:span text:style-name="T31"> </text:span>the<text:span text:style-name="T31"> </text:span>state<text:span text:style-name="T31"> </text:span>of<text:span text:style-name="T31"> </text:span>physical<text:span text:style-name="T31"> </text:span>memory<text:span text:style-name="T31"> </text:span>after<text:span text:style-name="T31"> </text:span>the<text:span text:style-name="T31"> </text:span>access.</text:p>
      <text:p text:style-name="P21">You<text:span text:style-name="T31"> </text:span>have<text:span text:style-name="T31"> </text:span>to<text:span text:style-name="T31"> </text:span>give<text:span text:style-name="T31"> </text:span>such<text:span text:style-name="T31"> </text:span>a<text:span text:style-name="T31"> </text:span>table<text:span text:style-name="T31"> </text:span>in<text:span text:style-name="T31"> </text:span>three<text:span text:style-name="T31"> </text:span>cases:</text:p>
      <text:list xml:id="list288277553193569483" text:style-name="WW8Num4">
        <text:list-item>
          <text:p text:style-name="P22">when<text:span text:style-name="T31"> </text:span>a<text:span text:style-name="T31"> </text:span>FIFO<text:span text:style-name="T31"> </text:span>strategy<text:span text:style-name="T31"> </text:span>is<text:span text:style-name="T31"> </text:span>used</text:p>
        </text:list-item>
        <text:list-item>
          <text:p text:style-name="P22">when<text:span text:style-name="T31"> </text:span>a<text:span text:style-name="T31"> </text:span>LRU<text:span text:style-name="T31"> </text:span>(Least<text:span text:style-name="T31"> </text:span>Recently<text:span text:style-name="T31"> </text:span>Used)<text:span text:style-name="T31"> </text:span>page<text:span text:style-name="T31"> </text:span>replacement<text:span text:style-name="T31"> </text:span>strategy<text:span text:style-name="T31"> </text:span>is<text:span text:style-name="T31"> </text:span>ued</text:p>
        </text:list-item>
        <text:list-item>
          <text:p text:style-name="P22">when<text:span text:style-name="T31"> </text:span>the<text:span text:style-name="T31"> </text:span>optimal<text:span text:style-name="T31"> </text:span>strategy<text:span text:style-name="T31"> </text:span>is<text:span text:style-name="T31"> </text:span>used</text:p>
        </text:list-item>
      </text:list>
      <text:p text:style-name="P21">For<text:span text:style-name="T31"> </text:span>each<text:span text:style-name="T31"> </text:span>case,<text:span text:style-name="T31"> </text:span>indicate<text:span text:style-name="T31"> </text:span>the<text:span text:style-name="T31"> </text:span>number<text:span text:style-name="T31"> </text:span>of<text:span text:style-name="T31"> </text:span>page<text:span text:style-name="T31"> </text:span>faults.</text:p>
      <text:p text:style-name="P21"/>
      <table:table table:name="Tableau1" table:style-name="Tableau1">
        <table:table-column table:style-name="Tableau1.A"/>
        <table:table-column table:style-name="Tableau1.B" table:number-columns-repeated="13"/>
        <table:table-column table:style-name="Tableau1.O"/>
        <table:table-row table:style-name="Tableau1.1">
          <table:table-cell table:style-name="Tableau1.A1" office:value-type="string">
            <text:p text:style-name="P41">Access<text:span text:style-name="T31"> </text:span>to<text:span text:style-name="T31"> </text:span>page</text:p>
          </table:table-cell>
          <table:table-cell table:style-name="Tableau1.B1" office:value-type="string">
            <text:p text:style-name="P41">1</text:p>
          </table:table-cell>
          <table:table-cell table:style-name="Tableau1.B1" office:value-type="string">
            <text:p text:style-name="P41">2</text:p>
          </table:table-cell>
          <table:table-cell table:style-name="Tableau1.B1" office:value-type="string">
            <text:p text:style-name="P41">3</text:p>
          </table:table-cell>
          <table:table-cell table:style-name="Tableau1.B1" office:value-type="string">
            <text:p text:style-name="P41">4</text:p>
          </table:table-cell>
          <table:table-cell table:style-name="Tableau1.B1" office:value-type="string">
            <text:p text:style-name="P41">1</text:p>
          </table:table-cell>
          <table:table-cell table:style-name="Tableau1.B1" office:value-type="string">
            <text:p text:style-name="P41">2</text:p>
          </table:table-cell>
          <table:table-cell table:style-name="Tableau1.B1" office:value-type="string">
            <text:p text:style-name="P41">5</text:p>
          </table:table-cell>
          <table:table-cell table:style-name="Tableau1.B1" office:value-type="string">
            <text:p text:style-name="P41">1</text:p>
          </table:table-cell>
          <table:table-cell table:style-name="Tableau1.B1" office:value-type="string">
            <text:p text:style-name="P41">2</text:p>
          </table:table-cell>
          <table:table-cell table:style-name="Tableau1.B1" office:value-type="string">
            <text:p text:style-name="P41">3</text:p>
          </table:table-cell>
          <table:table-cell table:style-name="Tableau1.B1" office:value-type="string">
            <text:p text:style-name="P41">4</text:p>
          </table:table-cell>
          <table:table-cell table:style-name="Tableau1.B1" office:value-type="string">
            <text:p text:style-name="P41">5</text:p>
          </table:table-cell>
          <table:table-cell table:style-name="Tableau1.B1" office:value-type="string">
            <text:p text:style-name="P41">2</text:p>
          </table:table-cell>
          <table:table-cell table:style-name="Tableau1.O1" office:value-type="string">
            <text:p text:style-name="P41">3</text:p>
          </table:table-cell>
        </table:table-row>
        <table:table-row table:style-name="Tableau1.1">
          <table:table-cell table:style-name="Tableau1.A2" office:value-type="string">
            <text:p text:style-name="P41">Page<text:span text:style-name="T31"> </text:span>1</text:p>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O2" office:value-type="string">
            <text:p text:style-name="P41"/>
          </table:table-cell>
        </table:table-row>
        <table:table-row table:style-name="Tableau1.1">
          <table:table-cell table:style-name="Tableau1.A2" office:value-type="string">
            <text:p text:style-name="P41">Page<text:span text:style-name="T31"> </text:span>2</text:p>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O2" office:value-type="string">
            <text:p text:style-name="P41"/>
          </table:table-cell>
        </table:table-row>
        <table:table-row table:style-name="Tableau1.1">
          <table:table-cell table:style-name="Tableau1.A2" office:value-type="string">
            <text:p text:style-name="P41">Page<text:span text:style-name="T31"> </text:span>3</text:p>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O2" office:value-type="string">
            <text:p text:style-name="P41"/>
          </table:table-cell>
        </table:table-row>
        <table:table-row table:style-name="Tableau1.1">
          <table:table-cell table:style-name="Tableau1.A2" office:value-type="string">
            <text:p text:style-name="P41">Page<text:span text:style-name="T31"> </text:span>4</text:p>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A2" office:value-type="string">
            <text:p text:style-name="P41"/>
          </table:table-cell>
          <table:table-cell table:style-name="Tableau1.O2" office:value-type="string">
            <text:p text:style-name="P41"/>
          </table:table-cell>
        </table:table-row>
      </table:table>
      <text:p text:style-name="P23"><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Symbol" svg:font-family="Symbol"/>
    <style:font-face style:name="FreeSans1" svg:font-family="FreeSans" style:font-family-generic="swiss"/>
    <style:font-face style:name="Liberation Serif" svg:font-family="'Liberation Serif'" style:font-family-generic="roman" style:font-pitch="variable"/>
    <style:font-face style:name="New York1" svg:font-family="'New York'"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fo:font-size="9pt" fo:language="en" fo:country="US" style:font-size-asian="9pt" style:font-name-complex="StarSymbol" style:font-family-complex="StarSymbol, 'Arial Unicode MS'" style:font-charset-complex="x-symbol" style:font-size-complex="9pt"/>
    </style:style>
    <style:style style:name="WW8Num3z0" style:family="text">
      <style:text-properties style:use-window-font-color="true" style:font-name="Symbol" fo:font-family="Symbol" fo:font-size="9pt" fo:language="en" fo:country="US" style:font-size-asian="9pt" style:language-asian="zxx" style:country-asian="none" style:font-name-complex="StarSymbol" style:font-family-complex="StarSymbol, 'Arial Unicode MS'" style:font-charset-complex="x-symbol" style:font-size-complex="9pt" style:language-complex="ar" style:country-complex="SA"/>
    </style:style>
    <style:style style:name="WW8Num2z0" style:family="text">
      <style:text-properties style:font-name="Symbol" fo:font-family="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fo:font-size="9pt" style:font-size-asian="9pt" style:font-name-complex="StarSymbol" style:font-family-complex="StarSymbol, 'Arial Unicode MS'" style:font-charset-complex="x-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501cm" fo:margin-bottom="1.501cm" fo:margin-left="1cm" fo:margin-right="0.95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08:45:05.480358659</meta:creation-date>
    <dc:date>2018-03-13T09:56:17.971599878</dc:date>
    <meta:editing-duration>PT21M51S</meta:editing-duration>
    <meta:editing-cycles>3</meta:editing-cycles>
    <meta:generator>LibreOffice/5.1.6.2$Linux_X86_64 LibreOffice_project/10m0$Build-2</meta:generator>
    <meta:document-statistic meta:table-count="1" meta:image-count="0" meta:object-count="0" meta:page-count="1" meta:paragraph-count="47" meta:word-count="429" meta:character-count="2415" meta:non-whitespace-character-count="2041"/>
  </office:meta>
</office:document-meta>
</file>